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639cm" fo:min-width="1.65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5" style:family="graphic" style:parent-style-name="text">
      <style:graphic-properties draw:textarea-vertical-align="middle" draw:auto-grow-height="false" fo:min-height="0.639cm" fo:min-width="3.056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639cm" fo:min-width="0.99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639cm" fo:min-width="2.421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639cm" fo:min-width="5.869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0.889cm" svg:x="2.397cm" svg:y="6.84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0.889cm" svg:x="2.905cm" svg:y="5.445cm">
          <text:p text:style-name="P1"><text:span text:style-name="T1">服务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2.397cm" svg:y="8.493cm">
          <text:p text:style-name="P1">bind(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7.731cm" svg:x2="3.794cm" svg:y2="8.493cm">
          <text:p/>
        </draw:line>
        <draw:line draw:style-name="gr3" draw:text-style-name="P2" draw:layer="layout" svg:x1="3.794cm" svg:y1="9.382cm" svg:x2="3.794cm" svg:y2="11.414cm">
          <text:p/>
        </draw:line>
        <draw:custom-shape draw:style-name="gr4" draw:text-style-name="P2" draw:layer="layout" svg:width="3.048cm" svg:height="0.889cm" svg:x="2.397cm" svg:y="11.414cm">
          <text:p text:style-name="P1">recvfrom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21cm" svg:height="0.889cm" svg:x="2.189cm" svg:y="17.029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613cm" svg:y1="16.113cm" svg:x2="3.613cm" svg:y2="17.002cm">
          <text:p/>
        </draw:line>
        <draw:custom-shape draw:style-name="gr1" draw:text-style-name="P2" draw:layer="layout" svg:width="2.921cm" svg:height="0.889cm" svg:x="2.216cm" svg:y="15.224cm">
          <text:p text:style-name="P1">sendto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56cm" svg:height="0.889cm" svg:x="1.943cm" svg:y="13.446cm">
          <text:p text:style-name="P1"><text:span text:style-name="T2">处理服务</text:span><text:span text:style-name="T2">请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9.482cm" svg:y="9.744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0.889cm" svg:x="9.99cm" svg:y="8.347cm">
          <text:p text:style-name="P1"><text:span text:style-name="T1">客户端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9.509cm" svg:y="11.395cm">
          <text:p text:style-name="P1">sendto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.906cm" svg:y1="10.633cm" svg:x2="10.906cm" svg:y2="11.395cm">
          <text:p/>
        </draw:line>
        <draw:custom-shape draw:style-name="gr1" draw:text-style-name="P2" draw:layer="layout" svg:width="2.921cm" svg:height="0.889cm" svg:x="9.509cm" svg:y="15.262cm">
          <text:p text:style-name="P1">recvfrom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.906cm" svg:y1="12.303cm" svg:x2="10.906cm" svg:y2="15.224cm">
          <text:p/>
        </draw:line>
        <draw:line draw:style-name="gr3" draw:text-style-name="P2" draw:layer="layout" svg:x1="10.906cm" svg:y1="16.151cm" svg:x2="10.906cm" svg:y2="16.913cm">
          <text:p/>
        </draw:line>
        <draw:line draw:style-name="gr3" draw:text-style-name="P2" draw:layer="layout" svg:x1="9.409cm" svg:y1="11.922cm" svg:x2="5.472cm" svg:y2="11.922cm">
          <text:p/>
        </draw:line>
        <draw:line draw:style-name="gr3" draw:text-style-name="P2" draw:layer="layout" svg:x1="5.191cm" svg:y1="15.778cm" svg:x2="9.509cm" svg:y2="15.778cm">
          <text:p/>
        </draw:line>
        <draw:custom-shape draw:style-name="gr6" draw:text-style-name="P5" draw:layer="layout" svg:width="1.494cm" svg:height="0.889cm" svg:x="6.662cm" svg:y="14.916cm">
          <text:p text:style-name="P1"><text:span text:style-name="T3">应答数据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921cm" svg:height="0.889cm" svg:x="5.953cm" svg:y="11.922cm">
          <text:p text:style-name="P1"><text:span text:style-name="T3">请求数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9.482cm" svg:y="16.967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369cm" svg:height="0.889cm" svg:x="3.634cm" svg:y="18.282cm">
          <text:p text:style-name="P1"><text:span text:style-name="T3">UDP/IP socket </text:span><text:span text:style-name="T3">编程模型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767cm" svg:y1="12.303cm" svg:x2="3.767cm" svg:y2="13.573cm">
          <text:p/>
        </draw:line>
        <draw:line draw:style-name="gr3" draw:text-style-name="P2" draw:layer="layout" svg:x1="3.694cm" svg:y1="14.208cm" svg:x2="3.694cm" svg:y2="15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8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1T17:17:14.979791407</dc:date>
    <meta:editing-duration>PT19M46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